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list-style-name="WWNum2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/>
      <style:text-properties officeooo:paragraph-rsid="00125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Use Case Name</text:p>
          </table:table-cell>
          <table:table-cell table:style-name="Table1.A1" office:value-type="string">
            <text:p text:style-name="Standard">Login</text:p>
          </table:table-cell>
        </table:table-row>
        <table:table-row table:style-name="Table1.1">
          <table:table-cell table:style-name="Table1.A1" office:value-type="string">
            <text:p text:style-name="P1">Related Requirement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Goal in context</text:p>
          </table:table-cell>
          <table:table-cell table:style-name="Table1.A1" office:value-type="string">
            <text:p text:style-name="P1">An existing user requests for login to Application</text:p>
          </table:table-cell>
        </table:table-row>
        <table:table-row table:style-name="Table1.1">
          <table:table-cell table:style-name="Table1.A1" office:value-type="string">
            <text:p text:style-name="P1">Preconditional <text:s/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uccessful End Condition</text:p>
          </table:table-cell>
          <table:table-cell table:style-name="Table1.A1" office:value-type="string">
            <text:p text:style-name="P1">A user Logging in, and now can see his/her dashboard(profile)</text:p>
          </table:table-cell>
        </table:table-row>
        <table:table-row table:style-name="Table1.1">
          <table:table-cell table:style-name="Table1.A1" office:value-type="string">
            <text:p text:style-name="P1">Failed End Condition</text:p>
          </table:table-cell>
          <table:table-cell table:style-name="Table1.A1" office:value-type="string">
            <text:p text:style-name="P1">Cannot Login and stay in current Page</text:p>
          </table:table-cell>
        </table:table-row>
        <table:table-row table:style-name="Table1.1">
          <table:table-cell table:style-name="Table1.A1" office:value-type="string">
            <text:p text:style-name="P1">Primary Actors</text:p>
          </table:table-cell>
          <table:table-cell table:style-name="Table1.A1" office:value-type="string">
            <text:p text:style-name="P1">SupportUsers, Athletes, Instructors</text:p>
          </table:table-cell>
        </table:table-row>
        <table:table-row table:style-name="Table1.1">
          <table:table-cell table:style-name="Table1.A1" office:value-type="string">
            <text:p text:style-name="P1">Secondary Actor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>User asks to Authorization and logging in</text:p>
          </table:table-cell>
        </table:table-row>
        <table:table-row table:style-name="Table1.1">
          <table:table-cell table:style-name="Table1.A1" office:value-type="string">
            <text:p text:style-name="P1">Main Flow</text:p>
          </table:table-cell>
          <table:table-cell table:style-name="Table1.A1" office:value-type="string">
            <text:list xml:id="list4103554798" text:style-name="WWNum2">
              <text:list-item>
                <text:p text:style-name="P5">User enters his/hers login information(username or phone number, password)</text:p>
              </text:list-item>
              <text:list-item>
                <text:p text:style-name="P5">he/she clicks the login button</text:p>
              </text:list-item>
              <text:list-item>
                <text:p text:style-name="P5">The informations will be send to server to Authorization</text:p>
                <text:p text:style-name="P5">Access and refresh token generates and user will be Redicrect to his/her profile (home page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Extensions</text:p>
          </table:table-cell>
          <table:table-cell table:style-name="Table1.A1" office:value-type="string">
            <text:list xml:id="list2246064497" text:style-name="WWNum1">
              <text:list-item>
                <text:p text:style-name="P4">he/she enters wrong or not valid information to system</text:p>
              </text:list-item>
              <text:list-item>
                <text:p text:style-name="P4">Access denied and the user stays in login Pag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2T06:21:17.887606233</dc:date>
    <meta:editing-duration>PT1M5S</meta:editing-duration>
    <meta:editing-cycles>2</meta:editing-cycles>
    <meta:document-statistic meta:table-count="1" meta:image-count="0" meta:object-count="0" meta:page-count="1" meta:paragraph-count="23" meta:word-count="120" meta:character-count="755" meta:non-whitespace-character-count="661"/>
  </office:meta>
</office:document-meta>
</file>